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verberating Shar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* damage when you discard a card</text:p>
          </table:table-cell>
          <table:table-cell office:value-type="string" calcext:value-type="string">
            <text:p>1, 1*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t with 2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ave. <text:s/>Bonus +4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l enemies, lose 4 block at end of turn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sabling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nchanted Spea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ains bonuses from Soaked and Int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rozen La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6 frostbite</text:p>
          </table:table-cell>
          <table:table-cell office:value-type="string" calcext:value-type="string">
            <text:p>4, 2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/S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mbed: <text:s/>Gain 1 block when striking this enemy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number-columns-repeated="53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1d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style-name="ce6"/>
          <table:table-cell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1 Soaked ALL enemies, gain 4 tmp int</text:p>
          </table:table-cell>
          <table:table-cell office:value-type="string" calcext:value-type="string">
            <text:p>1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pply 2 frostbite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oil Bloo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*</text:p>
          </table:table-cell>
          <table:table-cell table:number-columns-repeated="2"/>
          <table:table-cell office:value-type="string" calcext:value-type="string">
            <text:p>Attuned 2</text:p>
          </table:table-cell>
          <table:table-cell office:value-type="string" calcext:value-type="string">
            <text:p>3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n discard: <text:s/>9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10*</text:p>
          </table:table-cell>
          <table:table-cell table:number-columns-repeated="2"/>
          <table:table-cell office:value-type="string" calcext:value-type="string">
            <text:p>On discard: <text:s/>10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>
          <table:table-cell office:value-type="string" calcext:value-type="string">
            <text:p>Power Thro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, 1d</text:p>
          </table:table-cell>
          <table:table-cell office:value-type="string" calcext:value-type="string">
            <text:p>1 vuln.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onc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4 frostbite Bonus: 4 frostbite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ave. <text:s/>Bonus +4 block.</text:p>
          </table:table-cell>
          <table:table-cell office:value-type="string" calcext:value-type="string">
            <text:p>2, 2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lay a random shard from your discard pile.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Tsunami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ll enemies, 2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harg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Attuned 2X. <text:s/>Embed: <text:s/>Deal 10* every 12 card draws.</text:p>
          </table:table-cell>
          <table:table-cell office:value-type="string" calcext:value-type="string">
            <text:p>10 draws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Bomb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20* damage when popped, self pops in 3 turns. <text:s/>Attuned 3</text:p>
          </table:table-cell>
          <table:table-cell office:value-type="string" calcext:value-type="string">
            <text:p>Attuned 4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hatter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discard 3 sigils in a turn, 50* damage.</text:p>
          </table:table-cell>
          <table:table-cell table:style-name="ce20" office:value-type="string" calcext:value-type="string">
            <text:p>60*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emies gain 1 frostbite a turn for each shard in them</text:p>
          </table:table-cell>
          <table:table-cell office:value-type="string" calcext:value-type="string">
            <text:p>0 cos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whenever you discard a car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3 block on applying debuff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h</text:p>
          </table:table-cell>
          <table:table-cell/>
          <table:table-cell office:value-type="string" calcext:value-type="string">
            <text:p>The first time you play an attack each turn, draw a card.</text:p>
          </table:table-cell>
          <table:table-cell office:value-type="string" calcext:value-type="string">
            <text:p>0 cos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Lash Ou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*</text:p>
          </table:table-cell>
          <table:table-cell/>
          <table:table-cell office:value-type="string" calcext:value-type="string">
            <text:p>1, 1d</text:p>
          </table:table-cell>
          <table:table-cell office:value-type="string" calcext:value-type="string">
            <text:p>Attuned 3.</text:p>
          </table:table-cell>
          <table:table-cell office:value-type="string" calcext:value-type="string">
            <text:p>4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etain. <text:s/>Gain 3 block for each card discarded.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Whenever you play a card this turn, discard a random card to draw a card. <text:s/>Exhaust</text:p>
          </table:table-cell>
          <table:table-cell office:value-type="string" calcext:value-type="string">
            <text:p>No exhau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in the target</text:p>
          </table:table-cell>
          <table:table-cell office:value-type="string" calcext:value-type="string">
            <text:p>+1 in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Frostbite</text:p>
          </table:table-cell>
          <table:table-cell office:value-type="string" calcext:value-type="string">
            <text:p>1, 2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fensive Combo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lay a random shard from your discard pile.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 weak, 1 hobble</text:p>
          </table:table-cell>
          <table:table-cell office:value-type="string" calcext:value-type="string">
            <text:p>0, 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vulnerable</text:p>
          </table:table-cell>
          <table:table-cell office:value-type="string" calcext:value-type="string">
            <text:p>3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Pop all shards, do damage to all enemies for each shard (multiple hits)</text:p>
          </table:table-cell>
          <table:table-cell office:value-type="string" calcext:value-type="string">
            <text:p>3*</text:p>
          </table:table-cell>
          <table:table-cell table:style-name="ce6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6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int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oo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On discard: <text:s/>3 metalliciz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6 tmp strength down, ALL enemies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8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Innate. <text:s/>Apply 1 hobble. <text:s/>Ethereal, Exhaust</text:p>
          </table:table-cell>
          <table:table-cell office:value-type="string" calcext:value-type="string">
            <text:p>3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Wave. <text:s/>AoE. <text:s/>Bonus +8 damage.</text:p>
          </table:table-cell>
          <table:table-cell office:value-type="string" calcext:value-type="string">
            <text:p>5, 2</text:p>
          </table:table-cell>
          <table:table-cell table:style-name="ce24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/Sh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style-name="ce17"/>
          <table:table-cell table:number-columns-repeated="5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sh</text:p>
          </table:table-cell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style-name="ce17"/>
          <table:table-cell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rrr zerk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our attacks apply 2 frostbite</text:p>
          </table:table-cell>
          <table:table-cell office:value-type="float" office:value="3" calcext:value-type="float">
            <text:p>3</text:p>
          </table:table-cell>
          <table:table-cell table:style-name="ce24"/>
          <table:table-cell table:number-columns-repeated="53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Gain 2 int</text:p>
          </table:table-cell>
          <table:table-cell table:style-name="ce19"/>
          <table:table-cell table:number-columns-repeated="53"/>
        </table:table-row>
        <table:table-row table:style-name="ro1">
          <table:table-cell office:value-type="string" calcext:value-type="string">
            <text:p>Ice Armo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End of turn, gain block = int.</text:p>
          </table:table-cell>
          <table:table-cell table:style-name="Default" office:value-type="string" calcext:value-type="string">
            <text:p>2 cost</text:p>
          </table:table-cell>
          <table:table-cell table:style-name="ce19"/>
          <table:table-cell table:number-columns-repeated="53"/>
        </table:table-row>
        <table:table-row table:style-name="ro2">
          <table:table-cell table:style-name="ce17" office:value-type="string" calcext:value-type="string">
            <text:p>Elemental Form</text:p>
          </table:table-cell>
          <table:table-cell table:style-name="ce17" office:value-type="string" calcext:value-type="string">
            <text:p>Rare</text:p>
          </table:table-cell>
          <table:table-cell table:style-name="ce17" office:value-type="string" calcext:value-type="string">
            <text:p>Power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19" office:value-type="string" calcext:value-type="string">
            <text:p>Whenever you play a card or discard a sigil, </text:p>
            <text:p>1* to a random enemy.  Ethereal.</text:p>
          </table:table-cell>
          <table:table-cell table:style-name="ce19" office:value-type="string" calcext:value-type="string">
            <text:p>Non-ethereal</text:p>
          </table:table-cell>
          <table:table-cell table:style-name="ce19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6 int and 6 str. <text:s/>Lose 2 dex.</text:p>
          </table:table-cell>
          <table:table-cell office:value-type="string" calcext:value-type="string">
            <text:p>2, 2, 1</text:p>
          </table:table-cell>
          <table:table-cell table:style-name="ce17"/>
          <table:table-cell table:number-columns-repeated="53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7" table:number-columns-repeated="51"/>
        </table:table-row>
        <table:table-row table:style-name="ro1">
          <table:table-cell office:value-type="string" calcext:value-type="string">
            <text:p>Agon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1 str down and 1 Vulnerable per shard. <text:s/>Exhaust.</text:p>
          </table:table-cell>
          <table:table-cell office:value-type="string" calcext:value-type="string">
            <text:p>1 cost</text:p>
          </table:table-cell>
          <table:table-cell table:style-name="ce24"/>
          <table:table-cell table:number-columns-repeated="53"/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3 tmp strength down, 1 weak</text:p>
          </table:table-cell>
          <table:table-cell office:value-type="string" calcext:value-type="string">
            <text:p>2, 0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pply 20 frostbite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5*+</text:p>
          </table:table-cell>
          <table:table-cell table:number-columns-repeated="2"/>
          <table:table-cell office:value-type="string" calcext:value-type="string">
            <text:p>On discard: <text:s/>5* damage for every sigil discarded this combat, ALL enemies.</text:p>
          </table:table-cell>
          <table:table-cell office:value-type="string" calcext:value-type="string">
            <text:p>2*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 table:number-rows-repeated="104848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6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2 flash freeze+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6"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ce per turn, When you shuffle your deck, draw 3 extra cards</text:p>
          </table:table-cell>
          <table:table-cell table:style-name="ce6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Gain 2 overextend for each card you draw above 6</text:p>
          </table:table-cell>
          <table:table-cell table:style-name="ce6"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extra stack when you apply debuffs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Unban</text:p>
          </table:table-cell>
          <table:table-cell table:number-columns-repeated="2"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6"/>
        </table:table-row>
      </table:table>
      <table:named-expressions/>
      <table:database-ranges>
        <table:database-range table:name="__Anonymous_Sheet_DB__0" table:target-range-address="Cards.A31:Cards.M63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01:18:45.7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9-04T05:03:14.349000000</dc:date>
    <meta:editing-duration>P10DT10H11M51S</meta:editing-duration>
    <meta:editing-cycles>3161</meta:editing-cycles>
    <meta:document-statistic meta:table-count="3" meta:cell-count="621" meta:object-count="0"/>
  </office:meta>
</office:document-meta>
</file>